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Heading_20_1">
      <style:paragraph-properties fo:margin-left="0cm" fo:margin-right="0cm" fo:text-indent="0cm" style:auto-text-indent="false"/>
    </style:style>
    <style:style style:name="P3" style:family="paragraph" style:parent-style-name="Text_20_body_20_indent">
      <style:paragraph-properties fo:margin-left="0cm" fo:margin-right="0cm" fo:text-indent="0cm" style:auto-text-indent="false"/>
    </style:style>
    <style:style style:name="P4" style:family="paragraph" style:parent-style-name="Footer">
      <style:paragraph-properties fo:margin-left="0cm" fo:margin-right="0.635cm" fo:text-indent="1.27cm" style:auto-text-indent="false"/>
    </style:style>
    <style:style style:name="P5" style:family="paragraph" style:parent-style-name="Standard" style:list-style-name="WW8Num4"/>
    <style:style style:name="P6" style:family="paragraph" style:parent-style-name="Standard">
      <style:paragraph-properties fo:margin-left="0cm" fo:margin-right="0cm" fo:text-indent="0.787cm" style:auto-text-indent="false">
        <style:tab-stops>
          <style:tab-stop style:position="-0.635cm"/>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for Module 6 </text:h>
      <text:p text:style-name="Text_20_body_20_indent">The assignment for Module 6 provides practice using the Crow’s Foot notation. I encourage you to use the ER Assistant or Visual Paradigm to complete the problems in module 6. Module 7 contains software demonstrations for both the ER Assistant and Visual Paradigm.</text:p>
      <text:p text:style-name="P3"><text:span text:style-name="T1">1. Basic Crow’s Foot Notation Requirements</text:span></text:p>
      <text:list xml:id="list2387922751" text:style-name="WW8Num4">
        <text:list-item>
          <text:p text:style-name="P5">Draw an ERD containing the <text:span text:style-name="T2">LabVisit</text:span> and <text:span text:style-name="T2">Patient</text:span> entity types connected by a 1-M relationship from <text:span text:style-name="T2">Patient</text:span> to <text:span text:style-name="T2">LabVisit</text:span>. Choose an appropriate relationship name using your common knowledge of interactions between patients and lab visits. Define minimum cardinalities so that a patient is required for a lab visit. For the <text:span text:style-name="T2">Patient</text:span> entity type, add attributes <text:span text:style-name="T2">PatNo</text:span> (primary key), <text:span text:style-name="T2">PatLastName</text:span>, <text:span text:style-name="T2">PatFirstName</text:span>, <text:span text:style-name="T2">PatDOB</text:span> (date of birth). For the <text:span text:style-name="T2">LabVisit</text:span> entity type, add attributes for the <text:span text:style-name="T2">LVNo</text:span> (primary key), <text:span text:style-name="T2">LVDate</text:span>, <text:span text:style-name="T2">LVProvNo</text:span>, and optional <text:span text:style-name="T2">LVOrdNo</text:span> (for orders from physicians). If you are using a data modeling tool that supports data type specification, choose appropriate data types for the attributes based on your common knowledge.</text:p>
        </text:list-item>
        <text:list-item>
          <text:p text:style-name="P5">Extend problem 1 with the <text:span text:style-name="T2">Lab</text:span> entity type connected by a 1-M relationship from <text:span text:style-name="T2">Lab</text:span> to <text:span text:style-name="T2">LabVisit</text:span>. Choose an appropriate relationship name using your common knowledge of interactions between labs and lab visits. Define minimum cardinalities so that a lab is required for a lab visit. For the <text:span text:style-name="T2">Lab</text:span> entity type, add attributes <text:span text:style-name="T2">LabNo</text:span> (primary key), <text:span text:style-name="T2">LabName</text:span>, <text:span text:style-name="T2">LabStreet</text:span>, <text:span text:style-name="T2">LabCity</text:span>, <text:span text:style-name="T2">LabState</text:span>, and <text:span text:style-name="T2">LabZip</text:span>. If you are using a data modeling tool that supports data type specification, choose appropriate data types for the attributes based on your common knowledge.</text:p>
        </text:list-item>
        <text:list-item>
          <text:p text:style-name="P5">Augment your ERD from problem 2 with the <text:span text:style-name="T2">Specimen</text:span> entity type. For each specimen collected, the database should record a unique <text:span text:style-name="T2">SpecNo</text:span>, <text:span text:style-name="T2">SpecArea</text:span> (vaginal, cervical, or <text:soft-page-break/>endocervical), and <text:span text:style-name="T2">SpecCollMethod</text:span> (thin prep or sure path). You should also add a 1-M relationship from <text:span text:style-name="T2">LabVisit</text:span> to <text:span text:style-name="T2">Specimen</text:span>. A lab visit must produce at least one specimen. A specimen is associated with exactly one lab visit.</text:p>
        </text:list-item>
      </text:list>
      <text:h text:style-name="P2" text:outline-level="1">2. Submission</text:h>
      <text:p text:style-name="P6">The submission requirements involve evidence that you draw the ERD for each problem. You will submit 3 documents with each document containing an ERD drawing. You should use the same names for entity types and attributes as specified in the assignment. You should not put any identifying details about yourself in your submitted docu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Figure_20_Body1" style:display-name="Figure Body1" style:family="paragraph" style:parent-style-name="Standard">
      <style:paragraph-properties fo:margin-left="0cm" fo:margin-right="0cm" fo:margin-top="0cm" fo:margin-bottom="0.212cm" loext:contextual-spacing="false" fo:line-height="100%" fo:text-align="center" style:justify-single-word="false" fo:text-indent="0cm" style:auto-text-indent="false" fo:keep-with-next="always"/>
      <style:text-properties fo:language="none" fo:country="none" style:language-asian="none" style:country-asian="none"/>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0">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3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2-21T10:35:30.077527184">2/21/2020</text:date><text:tab/>Assignment for Module 6<text:tab/>Page <text:span text:style-name="Page_20_Number"><text:page-number text:select-page="current">2</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creator>Michael Mannino</dc:creator>
    <dc:date>2018-02-21T05:44:00</dc:date>
    <meta:print-date>1998-01-23T10:35:00</meta:print-date>
    <meta:editing-cycles>144</meta:editing-cycles>
    <meta:editing-duration>PT4H35M</meta:editing-duration>
    <meta:document-statistic meta:table-count="0" meta:image-count="0" meta:object-count="0" meta:page-count="2" meta:paragraph-count="9" meta:word-count="379" meta:character-count="2397" meta:non-whitespace-character-count="2029"/>
    <meta:generator>LibreOffice/6.1.6.3$Linux_X86_64 LibreOffice_project/10$Build-3</meta:generator>
  </office:meta>
</office:document-meta>
</file>